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c98f1"/>
    </style:style>
    <style:style style:name="T1" style:family="text">
      <style:text-properties officeooo:rsid="001c98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================================BEST EPOCH======================================</text:p>
      <text:p text:style-name="Preformatted_20_Text">Path values of layer 3 node 1</text:p>
      <text:p text:style-name="Preformatted_20_Text">[(<text:span text:style-name="T1">1</text:span>, <text:span text:style-name="T1">1</text:span>, <text:span text:style-name="T1">1</text:span>), (<text:span text:style-name="T1">1</text:span>, <text:span text:style-name="T1">2</text:span>, <text:span text:style-name="T1">1</text:span>), (<text:span text:style-name="T1">1</text:span>, <text:span text:style-name="T1">3</text:span>, <text:span text:style-name="T1">1</text:span>), (<text:span text:style-name="T1">2</text:span>, <text:span text:style-name="T1">1</text:span>, <text:span text:style-name="T1">1</text:span>), (<text:span text:style-name="T1">2</text:span>, <text:span text:style-name="T1">2</text:span>, <text:span text:style-name="T1">1</text:span>), (<text:span text:style-name="T1">2</text:span>, <text:span text:style-name="T1">3</text:span>, <text:span text:style-name="T1">1</text:span>), (<text:span text:style-name="T1">3</text:span>, <text:span text:style-name="T1">1</text:span>, <text:span text:style-name="T1">1</text:span>), (<text:span text:style-name="T1">3</text:span>, <text:span text:style-name="T1">2</text:span>, <text:span text:style-name="T1">1</text:span>), (<text:span text:style-name="T1">3</text:span>, <text:span text:style-name="T1">3</text:span>, <text:span text:style-name="T1">1</text:span>)]</text:p>
      <text:p text:style-name="Preformatted_20_Text">[[-8.46600674e-04 -2.89423105e-05 <text:s/>6.05828782e-04]</text:p>
      <text:p text:style-name="Preformatted_20_Text"><text:s/>[-1.76008286e-02 <text:s/>1.96531353e-03 <text:s/>2.81681247e-02]</text:p>
      <text:p text:style-name="Preformatted_20_Text"><text:s/>[-6.60242979e-03 -1.37531314e-03 <text:s/>3.52231979e-02]]</text:p>
      <text:p text:style-name="Preformatted_20_Text">=================================0TH EPOCH====================================</text:p>
      <text:p text:style-name="Preformatted_20_Text">Path values of layer 3 node 1</text:p>
      <text:p text:style-name="P1">[(<text:span text:style-name="T1">1</text:span>, <text:span text:style-name="T1">1</text:span>, <text:span text:style-name="T1">1</text:span>), (<text:span text:style-name="T1">1</text:span>, <text:span text:style-name="T1">2</text:span>, <text:span text:style-name="T1">1</text:span>), (<text:span text:style-name="T1">1</text:span>, <text:span text:style-name="T1">3</text:span>, <text:span text:style-name="T1">1</text:span>), (<text:span text:style-name="T1">2</text:span>, <text:span text:style-name="T1">1</text:span>, <text:span text:style-name="T1">1</text:span>), (<text:span text:style-name="T1">2</text:span>, <text:span text:style-name="T1">2</text:span>, <text:span text:style-name="T1">1</text:span>), (<text:span text:style-name="T1">2</text:span>, <text:span text:style-name="T1">3</text:span>, <text:span text:style-name="T1">1</text:span>), (<text:span text:style-name="T1">3</text:span>, <text:span text:style-name="T1">1</text:span>, <text:span text:style-name="T1">1</text:span>), (<text:span text:style-name="T1">3</text:span>, <text:span text:style-name="T1">2</text:span>, <text:span text:style-name="T1">1</text:span>), (<text:span text:style-name="T1">3</text:span>, <text:span text:style-name="T1">3</text:span>, <text:span text:style-name="T1">1</text:span>)]</text:p>
      <text:p text:style-name="P1">[[-8.46600674e-04 -2.89423105e-05 <text:s/>6.05828782e-04]</text:p>
      <text:p text:style-name="Preformatted_20_Text"><text:s/>[-1.76008286e-02 <text:s/>1.96531353e-03 <text:s/>2.81681247e-02]</text:p>
      <text:p text:style-name="Preformatted_20_Text"><text:s/>[-6.60242979e-03 -1.37531314e-03 <text:s/>3.52231979e-02]]</text:p>
      <text:p text:style-name="Preformatted_20_Text">===============================MIDDLE EPOCH====================================</text:p>
      <text:p text:style-name="Preformatted_20_Text">Path values of layer 3 node 1</text:p>
      <text:p text:style-name="P1">[(<text:span text:style-name="T1">1</text:span>, <text:span text:style-name="T1">1</text:span>, <text:span text:style-name="T1">1</text:span>), (<text:span text:style-name="T1">1</text:span>, <text:span text:style-name="T1">2</text:span>, <text:span text:style-name="T1">1</text:span>), (<text:span text:style-name="T1">1</text:span>, <text:span text:style-name="T1">3</text:span>, <text:span text:style-name="T1">1</text:span>), (<text:span text:style-name="T1">2</text:span>, <text:span text:style-name="T1">1</text:span>, <text:span text:style-name="T1">1</text:span>), (<text:span text:style-name="T1">2</text:span>, <text:span text:style-name="T1">2</text:span>, <text:span text:style-name="T1">1</text:span>), (<text:span text:style-name="T1">2</text:span>, <text:span text:style-name="T1">3</text:span>, <text:span text:style-name="T1">1</text:span>), (<text:span text:style-name="T1">3</text:span>, <text:span text:style-name="T1">1</text:span>, <text:span text:style-name="T1">1</text:span>), (<text:span text:style-name="T1">3</text:span>, <text:span text:style-name="T1">2</text:span>, <text:span text:style-name="T1">1</text:span>), (<text:span text:style-name="T1">3</text:span>, <text:span text:style-name="T1">3</text:span>, <text:span text:style-name="T1">1</text:span>)]</text:p>
      <text:p text:style-name="Preformatted_20_Text">[[-8.46600674e-04 -2.89423105e-05 <text:s/>6.05828782e-04]</text:p>
      <text:p text:style-name="Preformatted_20_Text"><text:s/>[-1.76008286e-02 <text:s/>1.96531353e-03 <text:s/>2.81681247e-02]</text:p>
      <text:p text:style-name="Preformatted_20_Text"><text:s/>[-6.60242979e-03 -1.37531314e-03 <text:s/>3.52231979e-02]]</text:p>
      <text:p text:style-name="Preformatted_20_Text">================================LAST EPOCH==================================</text:p>
      <text:p text:style-name="Preformatted_20_Text">Path values of layer 3 node 1</text:p>
      <text:p text:style-name="P1">[(<text:span text:style-name="T1">1</text:span>, <text:span text:style-name="T1">1</text:span>, <text:span text:style-name="T1">1</text:span>), (<text:span text:style-name="T1">1</text:span>, <text:span text:style-name="T1">2</text:span>, <text:span text:style-name="T1">1</text:span>), (<text:span text:style-name="T1">1</text:span>, <text:span text:style-name="T1">3</text:span>, <text:span text:style-name="T1">1</text:span>), (<text:span text:style-name="T1">2</text:span>, <text:span text:style-name="T1">1</text:span>, <text:span text:style-name="T1">1</text:span>), (<text:span text:style-name="T1">2</text:span>, <text:span text:style-name="T1">2</text:span>, <text:span text:style-name="T1">1</text:span>), (<text:span text:style-name="T1">2</text:span>, <text:span text:style-name="T1">3</text:span>, <text:span text:style-name="T1">1</text:span>), (<text:span text:style-name="T1">3</text:span>, <text:span text:style-name="T1">1</text:span>, <text:span text:style-name="T1">1</text:span>), (<text:span text:style-name="T1">3</text:span>, <text:span text:style-name="T1">2</text:span>, <text:span text:style-name="T1">1</text:span>), (<text:span text:style-name="T1">3</text:span>, <text:span text:style-name="T1">3</text:span>, <text:span text:style-name="T1">1</text:span>)]</text:p>
      <text:p text:style-name="Preformatted_20_Text">[[-8.46600674e-04 -2.89423105e-05 <text:s/>6.05828782e-04]</text:p>
      <text:p text:style-name="Preformatted_20_Text"><text:s/>[-1.76008286e-02 <text:s/>1.96531353e-03 <text:s/>2.81681247e-02]</text:p>
      <text:p text:style-name="Preformatted_20_Text"><text:s/>[-6.60242979e-03 -1.37531314e-03 <text:s/>3.52231979e-02]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4T10:22:12.737624314</dc:date>
    <meta:editing-duration>PT3M18S</meta:editing-duration>
    <meta:editing-cycles>1</meta:editing-cycles>
    <meta:generator>LibreOffice/7.4.4.2$Linux_X86_64 LibreOffice_project/40$Build-2</meta:generator>
    <meta:document-statistic meta:table-count="0" meta:image-count="0" meta:object-count="0" meta:page-count="1" meta:paragraph-count="24" meta:word-count="180" meta:character-count="1429" meta:non-whitespace-character-count="1249"/>
  </office:meta>
</office:document-meta>
</file>